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list-style-name="LFO1" style:family="paragraph"/>
    <style:style style:name="T8" style:parent-style-name="DefaultParagraphFont" style:family="text">
      <style:text-properties fo:font-weight="bold" style:font-weight-asian="bold" style:font-weight-complex="bold"/>
    </style:style>
    <style:style style:name="P9" style:parent-style-name="Normal" style:family="paragraph">
      <style:text-properties fo:font-weight="bold" style:font-weight-asian="bold" style:font-weight-complex="bold"/>
    </style:style>
    <style:style style:name="P10" style:parent-style-name="Normal" style:family="paragraph">
      <style:paragraph-properties fo:margin-left="0.5in">
        <style:tab-stops/>
      </style:paragraph-properties>
    </style:style>
    <style:style style:name="T11" style:parent-style-name="DefaultParagraphFon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family="paragraph">
      <style:text-properties fo:font-weight="bold" style:font-weight-asian="bold" style:font-weight-complex="bold"/>
    </style:style>
    <style:style style:name="P14" style:parent-style-name="Normal" style:list-style-name="LFO3" style:family="paragraph"/>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P17" style:parent-style-name="Normal" style:list-style-name="LFO3" style:family="paragraph"/>
    <style:style style:name="T18" style:parent-style-name="DefaultParagraphFont" style:family="text">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P20" style:parent-style-name="Normal" style:family="paragraph">
      <style:text-properties fo:font-weight="bold" style:font-weight-asian="bold" style:font-weight-complex="bold"/>
    </style:style>
    <style:style style:name="P21" style:parent-style-name="Normal" style:list-style-name="LFO4" style:family="paragraph"/>
    <style:style style:name="T22" style:parent-style-name="DefaultParagraphFont" style:family="text">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list-style-name="LFO5" style:family="paragraph"/>
    <style:style style:name="T25" style:parent-style-name="DefaultParagraphFont" style:family="text">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list-style-name="LFO6" style:family="paragraph"/>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list-style-name="LFO8" style:family="paragraph"/>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list-style-name="LFO8" style:family="paragraph"/>
    <style:style style:name="P36" style:parent-style-name="Normal" style:family="paragraph">
      <style:text-properties fo:font-weight="bold" style:font-weight-asian="bold" style:font-weight-complex="bold"/>
    </style:style>
    <style:style style:name="P37" style:parent-style-name="Normal" style:list-style-name="LFO9" style:family="paragraph"/>
    <style:style style:name="T38" style:parent-style-name="DefaultParagraphFont" style:family="text">
      <style:text-properties fo:font-weight="bold" style:font-weight-asian="bold" style:font-weight-complex="bold"/>
    </style:style>
    <style:style style:name="P39" style:parent-style-name="Normal" style:list-style-name="LFO9" style:family="paragraph"/>
    <style:style style:name="T40" style:parent-style-name="DefaultParagraphFont" style:family="text">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list-style-name="LFO10" style:family="paragraph"/>
    <style:style style:name="P43" style:parent-style-name="Normal" style:family="paragraph">
      <style:text-properties fo:font-weight="bold" style:font-weight-asian="bold" style:font-weight-complex="bold"/>
    </style:style>
    <style:style style:name="P44" style:parent-style-name="Normal" style:list-style-name="LFO13" style:family="paragraph"/>
    <style:style style:name="T45" style:parent-style-name="DefaultParagraphFont" style:family="text">
      <style:text-properties fo:font-weight="bold" style:font-weight-asian="bold" style:font-weight-complex="bold"/>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Food App Development Documentation</text:p>
      <text:p text:style-name="P2">Overview</text:p>
      <text:p text:style-name="Normal">The<text:s/><text:span text:style-name="T3">Food App</text:span><text:s/>is a user-centered application designed to help users track and manage their meals. The app leverages artificial intelligence (AI) and machine learning (ML) to provide real-time feedback on food recognition. The goal of the app is to assist individuals in making healthier eating choices, monitor their daily food intake, and offer personalized meal suggestions.</text:p>
      <text:p text:style-name="P4">Objective of the App</text:p>
      <text:list text:style-name="LFO1" text:continue-numbering="true">
        <text:list-item>
          <text:p text:style-name="P5"><text:span text:style-name="T6">Food Recognition</text:span>: The app allows users to take pictures of their meals, and the app will identify the food items in the image.</text:p>
        </text:list-item>
        <text:list-item>
          <text:p text:style-name="P7"><text:span text:style-name="T8">Meal Tracking</text:span>: Users can log their meals by capturing images, making it easy to track their eating habits.</text:p>
        </text:list-item>
      </text:list>
      <text:p text:style-name="Normal"><draw:custom-shape svg:x="0in" svg:y="0in" svg:width="45.51042in" svg:height="0.00139in" draw:z-index="0" draw:id="id0" draw:style-name="a0" draw:name="Horizontal Line 31" text:anchor-type="as-char"><svg:title/><svg:desc/><draw:enhanced-geometry draw:type="non-primitive" svg:viewBox="0 0 21600 21600" draw:enhanced-path="M 0 0 L 21600 0 21600 21600 0 21600 Z N"/></draw:custom-shape></text:p>
      <text:p text:style-name="P9">App Features</text:p>
      <text:p text:style-name="P10"><text:span text:style-name="T11">Image Recognition</text:span>: Users upload a photo of their meal, and the app identifies the food items using a pre-trained deep learning model.</text:p>
      <text:p text:style-name="Normal"><draw:custom-shape svg:x="0in" svg:y="0in" svg:width="45.51042in" svg:height="0.00139in" draw:z-index="0" draw:id="id1" draw:style-name="a1" draw:name="Horizontal Line 32" text:anchor-type="as-char"><svg:title/><svg:desc/><draw:enhanced-geometry draw:type="non-primitive" svg:viewBox="0 0 21600 21600" draw:enhanced-path="M 0 0 L 21600 0 21600 21600 0 21600 Z N"/></draw:custom-shape></text:p>
      <text:p text:style-name="P12">AI/ML Techniques Used</text:p>
      <text:p text:style-name="Normal">The app uses a combination of AI/ML technologies to perform its key functionalities:</text:p>
      <text:p text:style-name="P13">1. Image Classification</text:p>
      <text:list text:style-name="LFO3" text:continue-numbering="true">
        <text:list-item>
          <text:p text:style-name="P14"><text:span text:style-name="T15">AI/ML Model</text:span>: The app uses<text:s/><text:span text:style-name="T16">YOLOv5 (You Only Look Once version 5)</text:span>, a state-of-the-art deep learning model for object detection, to recognize food items in images. YOLOv5 provides fast and accurate predictions of various food objects by analyzing the pixels in the image and matching them with pre-trained object classes.</text:p>
        </text:list-item>
        <text:list-item>
          <text:p text:style-name="P17"><text:span text:style-name="T18">Why Used</text:span>: YOLOv5 is highly efficient and optimized for real-time performance, making it ideal for mobile applications where speed and accuracy are crucial for food recognition.</text:p>
        </text:list-item>
      </text:list>
      <text:p text:style-name="Normal"><draw:custom-shape svg:x="0in" svg:y="0in" svg:width="45.51042in" svg:height="0.00139in" draw:z-index="0" draw:id="id2" draw:style-name="a2" draw:name="Horizontal Line 33" text:anchor-type="as-char"><svg:title/><svg:desc/><draw:enhanced-geometry draw:type="non-primitive" svg:viewBox="0 0 21600 21600" draw:enhanced-path="M 0 0 L 21600 0 21600 21600 0 21600 Z N"/></draw:custom-shape></text:p>
      <text:p text:style-name="P19">Technologies Used</text:p>
      <text:p text:style-name="P20">Frontend Development</text:p>
      <text:soft-page-break/>
      <text:list text:style-name="LFO4" text:continue-numbering="true">
        <text:list-item>
          <text:p text:style-name="P21"><text:span text:style-name="T22">Camera API</text:span>: The app uses the mobile device’s camera to capture food images. The image is processed in real-time to identify food items.</text:p>
        </text:list-item>
      </text:list>
      <text:p text:style-name="P23">Backend Development</text:p>
      <text:list text:style-name="LFO5" text:continue-numbering="true">
        <text:list-item>
          <text:p text:style-name="P24"><text:span text:style-name="T25">PyTorch</text:span>: These libraries are used for training and deploying deep learning models (YOLOv5) for food recognition.</text:p>
        </text:list-item>
      </text:list>
      <text:p text:style-name="P26">Machine Learning Model Deployment</text:p>
      <text:list text:style-name="LFO6" text:continue-numbering="true">
        <text:list-item>
          <text:p text:style-name="P27"><text:span text:style-name="T28">PyInstaller</text:span>: The app is packaged into an executable file for easy installation and distribution using<text:s/><text:span text:style-name="T29">PyInstaller</text:span>, allowing the app to run on users' machines with minimal dependencies.</text:p>
        </text:list-item>
      </text:list>
      <text:p text:style-name="Normal"><draw:custom-shape svg:x="0in" svg:y="0in" svg:width="45.51042in" svg:height="0.00139in" draw:z-index="0" draw:id="id3" draw:style-name="a3" draw:name="Horizontal Line 34" text:anchor-type="as-char"><svg:title/><svg:desc/><draw:enhanced-geometry draw:type="non-primitive" svg:viewBox="0 0 21600 21600" draw:enhanced-path="M 0 0 L 21600 0 21600 21600 0 21600 Z N"/></draw:custom-shape></text:p>
      <text:p text:style-name="P30">Development Process</text:p>
      <text:p text:style-name="P31">Data Collection</text:p>
      <text:list text:style-name="LFO8" text:continue-numbering="true">
        <text:list-item>
          <text:p text:style-name="P32"><text:span text:style-name="T33">Dataset Collection</text:span>: A dataset containing food images was collected. The<text:s/><text:span text:style-name="T34">Open Images Dataset</text:span><text:s/>and other food-related datasets were used to train the YOLOv5 model.</text:p>
        </text:list-item>
        <text:list-item>
          <text:p text:style-name="P35">The dataset was preprocessed to remove unnecessary data and resize images for model training.</text:p>
        </text:list-item>
      </text:list>
      <text:p text:style-name="P36">Model Selection and Training</text:p>
      <text:list text:style-name="LFO9" text:continue-numbering="true">
        <text:list-item>
          <text:p text:style-name="P37"><text:span text:style-name="T38">YOLOv5</text:span><text:s/>was chosen due to its fast and accurate real-time performance in object detection.</text:p>
        </text:list-item>
        <text:list-item>
          <text:p text:style-name="P39">The model was trained using<text:s/><text:span text:style-name="T40">PyTorch</text:span><text:s/>on a GPU to handle the computational demands. Hyperparameters like learning rate, epochs, and batch size were fine-tuned to achieve optimal performance.</text:p>
        </text:list-item>
      </text:list>
      <text:p text:style-name="P41">API Development</text:p>
      <text:list text:style-name="LFO10" text:continue-numbering="true">
        <text:list-item>
          <text:p text:style-name="P42">The API takes an image from the user, runs the YOLOv5 model for food detection, and then returns the classification results.</text:p>
        </text:list-item>
      </text:list>
      <text:p text:style-name="P43">Deployment</text:p>
      <text:list text:style-name="LFO13" text:continue-numbering="true">
        <text:list-item>
          <text:p text:style-name="P44">The<text:s/>app was packaged into an executable file using<text:s/><text:span text:style-name="T45">PyInstaller</text:span><text:s/>and deployed on the cloud for scalable inference.</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hilpa g</meta:initial-creator>
    <dc:creator>shilpa g</dc:creator>
    <meta:creation-date>2025-03-26T18:29:00Z</meta:creation-date>
    <dc:date>2025-03-26T18:33:00Z</dc:date>
    <meta:template xlink:href="Normal" xlink:type="simple"/>
    <meta:editing-cycles>3</meta:editing-cycles>
    <meta:editing-duration>PT240S</meta:editing-duration>
    <meta:user-defined meta:name="GrammarlyDocumentId">a8304dd7-fa8b-4c63-857c-1c5f69a9810c</meta:user-defined>
    <meta:document-statistic meta:page-count="2" meta:paragraph-count="33" meta:word-count="432" meta:character-count="2816" meta:row-count="57" meta:non-whitespace-character-count="2417"/>
  </office:meta>
</office:document-meta>
</file>